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ext-properties fo:color="#000000" fo:font-size="9pt" style:font-size-asian="9pt" style:font-size-complex="9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ACB9CA" style:rotation-angle="90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8497B0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9pt" style:font-size-asian="9pt" style:font-size-complex="9pt"/>
    </style:style>
    <style:style style:name="ce24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name="Arial" style:font-name-asian="Arial" style:font-name-complex="Arial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894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825625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6.8pt" style:use-optimal-row-height="false" fo:break-before="auto"/>
    </style:style>
    <style:style style:name="ro5" style:family="table-row">
      <style:table-row-properties style:row-height="58.5pt" style:use-optimal-row-height="false" fo:break-before="auto"/>
    </style:style>
    <style:style style:name="ro6" style:family="table-row">
      <style:table-row-properties style:row-height="45.6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usiness&quot;;&quot;Technical&quot;)">
          <table:help-message table:display="true"/>
          <table:error-message table:display="true"/>
        </table:content-validation>
        <table:content-validation table:name="val2" table:condition="of:cell-content-is-in-list(&quot;Avoidance&quot;;&quot;Transference&quot;;&quot;Mitigation&quot;;&quot;Acceptance&quot;)">
          <table:help-message table:display="true"/>
          <table:error-message table:display="true"/>
        </table:content-validation>
        <table:content-validation table:name="val3" table:condition="of:cell-content-is-in-list(&quot;0&quot;;&quot;1&quot;;&quot;2&quot;;&quot;3&quot;;&quot;4&quot;;&quot;5&quot;)">
          <table:help-message table:display="true"/>
          <table:error-message table:display="true"/>
        </table:content-validation>
      </table:content-validations>
      <table:table table:name="Risk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8" table:number-columns-repeated="24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10" table:number-columns-repeated="3" table:default-cell-style-name="ce2"/>
        <table:table-column table:style-name="co8" table:number-columns-repeated="244" table:default-cell-style-name="ce2"/>
        <table:table-row table:style-name="ro1">
          <table:table-cell/>
          <table:table-cell table:style-name="ce1"/>
          <table:table-cell table:number-columns-repeated="16382" table:style-name="ce2"/>
        </table:table-row>
        <table:table-row table:style-name="ro2">
          <table:table-cell/>
          <table:table-cell office:value-type="string" table:number-columns-spanned="11" table:number-rows-spanned="2" table:style-name="ce28">
            <text:p>Debt log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/>
          <table:covered-table-cell table:number-columns-repeated="10"/>
          <table:table-cell table:number-columns-repeated="16372"/>
        </table:table-row>
        <table:table-row table:style-name="ro1">
          <table:table-cell/>
          <table:table-cell table:number-columns-repeated="4" table:style-name="ce3"/>
          <table:table-cell table:number-columns-repeated="7" table:style-name="ce4"/>
          <table:table-cell table:number-columns-repeated="16372"/>
        </table:table-row>
        <table:table-row table:style-name="ro3">
          <table:table-cell table:style-name="ce7"/>
          <table:table-cell office:value-type="string" table:number-columns-spanned="3" table:number-rows-spanned="1" table:style-name="ce26">
            <text:p>Project</text:p>
          </table:table-cell>
          <table:covered-table-cell table:number-columns-repeated="2"/>
          <table:table-cell table:number-columns-spanned="5" table:number-rows-spanned="1" table:style-name="ce20"/>
          <table:covered-table-cell table:number-columns-repeated="4"/>
          <table:table-cell office:value-type="string" table:style-name="ce6">
            <text:p>Project #</text:p>
          </table:table-cell>
          <table:table-cell table:number-columns-spanned="2" table:number-rows-spanned="1" table:style-name="ce20"/>
          <table:covered-table-cell/>
          <table:table-cell table:number-columns-repeated="16372" table:style-name="ce7"/>
        </table:table-row>
        <table:table-row table:style-name="ro3">
          <table:table-cell table:style-name="ce7"/>
          <table:table-cell office:value-type="string" table:number-columns-spanned="3" table:number-rows-spanned="1" table:style-name="ce26">
            <text:p>Project manager</text:p>
          </table:table-cell>
          <table:covered-table-cell table:number-columns-repeated="2"/>
          <table:table-cell table:number-columns-spanned="5" table:number-rows-spanned="1" table:style-name="ce20"/>
          <table:covered-table-cell table:number-columns-repeated="4"/>
          <table:table-cell office:value-type="string" table:style-name="ce6">
            <text:p>Updated</text:p>
          </table:table-cell>
          <table:table-cell office:value-type="date" office:date-value="2013-09-22T00:00:00" table:formula="of:=TODAY()" table:number-columns-spanned="2" table:number-rows-spanned="1" table:style-name="ce25">
            <text:p>2013-09-22</text:p>
          </table:table-cell>
          <table:covered-table-cell/>
          <table:table-cell table:number-columns-repeated="16372" table:style-name="ce7"/>
        </table:table-row>
        <table:table-row table:style-name="ro1">
          <table:table-cell table:style-name="ce7"/>
          <table:table-cell table:number-columns-spanned="11" table:number-rows-spanned="1" table:style-name="ce29"/>
          <table:covered-table-cell table:number-columns-repeated="10"/>
          <table:table-cell table:number-columns-repeated="16372" table:style-name="ce7"/>
        </table:table-row>
        <table:table-row table:style-name="ro4">
          <table:table-cell table:style-name="ce9"/>
          <table:table-cell office:value-type="string" table:number-columns-spanned="1" table:number-rows-spanned="2" table:style-name="ce22">
            <text:p>ID</text:p>
          </table:table-cell>
          <table:table-cell office:value-type="string" table:number-columns-spanned="1" table:number-rows-spanned="2" table:style-name="ce22">
            <text:p>Debt Description</text:p>
          </table:table-cell>
          <table:table-cell office:value-type="string" table:number-columns-spanned="4" table:number-rows-spanned="1" table:style-name="ce21">
            <text:p>Debt value</text:p>
          </table:table-cell>
          <table:covered-table-cell table:number-columns-repeated="3"/>
          <table:table-cell office:value-type="string" table:number-columns-spanned="1" table:number-rows-spanned="2" table:style-name="ce22">
            <office:annotation draw:style-name="a0" svg:x="4.26041666666667in" svg:y="1.08333333333333in" svg:width="1.75in" svg:height="0.572916666666667in">
              <dc:creator>Zak</dc:creator>
              <text:p><text:span text:style-name="T1">This is a field you can use to identify debt by category: business, technical.</text:span></text:p>
            </office:annotation>
            <text:p>Category</text:p>
          </table:table-cell>
          <table:table-cell office:value-type="string" table:number-columns-spanned="1" table:number-rows-spanned="2" table:style-name="ce22">
            <text:p>Trigger Event/Indicator</text:p>
          </table:table-cell>
          <table:table-cell office:value-type="string" table:number-columns-spanned="1" table:number-rows-spanned="2" table:style-name="ce22">
            <text:p>Debt Response</text:p>
          </table:table-cell>
          <table:table-cell office:value-type="string" table:number-columns-spanned="1" table:number-rows-spanned="2" table:style-name="ce22">
            <text:p>Owner</text:p>
          </table:table-cell>
          <table:table-cell office:value-type="string" table:number-columns-spanned="1" table:number-rows-spanned="2" table:style-name="ce22">
            <text:p>Date Entered</text:p>
          </table:table-cell>
          <table:table-cell table:number-columns-repeated="16372" table:style-name="ce9"/>
        </table:table-row>
        <table:table-row table:style-name="ro5">
          <table:table-cell table:style-name="ce8"/>
          <table:covered-table-cell/>
          <table:covered-table-cell/>
          <table:table-cell office:value-type="string" table:style-name="ce14">
            <office:annotation draw:style-name="a1" svg:x="2.60416666666667in" svg:y="1.35416666666667in" svg:width="1.75in" svg:height="1.48958333333333in">
              <dc:creator>Zak</dc:creator>
              <text:p><text:span text:style-name="T1">Perceived debt value submitted by Requester.</text:span></text:p>
              <text:p><text:span text:style-name="T1"><text:s/></text:span><text:span text:style-name="T2">0</text:span><text:span text:style-name="T1">: no debt</text:span></text:p>
              <text:p><text:span text:style-name="T1"><text:s/></text:span><text:span text:style-name="T2">1</text:span><text:span text:style-name="T1">: minimal impact</text:span></text:p>
              <text:p><text:span text:style-name="T1"><text:s/></text:span><text:span text:style-name="T2">2</text:span><text:span text:style-name="T1">: minor impact</text:span></text:p>
              <text:p><text:span text:style-name="T1"><text:s/></text:span><text:span text:style-name="T2">3</text:span><text:span text:style-name="T1">: medium impact</text:span></text:p>
              <text:p><text:span text:style-name="T1"><text:s/></text:span><text:span text:style-name="T2">4</text:span><text:span text:style-name="T1">: major impact</text:span></text:p>
              <text:p><text:span text:style-name="T1"><text:s/></text:span><text:span text:style-name="T2">5</text:span><text:span text:style-name="T1">: critical</text:span></text:p>
            </office:annotation>
            <text:p>Perceived</text:p>
          </table:table-cell>
          <table:table-cell office:value-type="string" table:style-name="ce14">
            <office:annotation draw:style-name="a2" svg:x="2.89583333333333in" svg:y="1.35416666666667in" svg:width="2.03125in" svg:height="1.5in">
              <dc:creator>Zak</dc:creator>
              <text:p><text:span text:style-name="T1">Expected debt value entered by Debt log owner (</text:span><text:span text:style-name="T2">Direction</text:span><text:span text:style-name="T1"><text:s/>pair).</text:span></text:p>
              <text:p><text:span text:style-name="T1"><text:s/></text:span><text:span text:style-name="T2">0</text:span><text:span text:style-name="T1">: no debt</text:span></text:p>
              <text:p><text:span text:style-name="T1"><text:s/></text:span><text:span text:style-name="T2">1</text:span><text:span text:style-name="T1">: minimal impact</text:span></text:p>
              <text:p><text:span text:style-name="T1"><text:s/></text:span><text:span text:style-name="T2">2</text:span><text:span text:style-name="T1">: minor impact</text:span></text:p>
              <text:p><text:span text:style-name="T1"><text:s/></text:span><text:span text:style-name="T2">3</text:span><text:span text:style-name="T1">: medium impact</text:span></text:p>
              <text:p><text:span text:style-name="T1"><text:s/></text:span><text:span text:style-name="T2">4</text:span><text:span text:style-name="T1">: major impact</text:span></text:p>
              <text:p><text:span text:style-name="T1"><text:s/></text:span><text:span text:style-name="T2">5</text:span><text:span text:style-name="T1">: critical</text:span></text:p>
            </office:annotation>
            <text:p>Expected</text:p>
          </table:table-cell>
          <table:table-cell office:value-type="string" table:style-name="ce14">
            <office:annotation draw:style-name="a3" svg:x="3.1875in" svg:y="1.35416666666667in" svg:width="2.17708333333333in" svg:height="1.48958333333333in">
              <dc:creator>Zak</dc:creator>
              <text:p><text:span text:style-name="T1">Actual debt value defined by voting during final checkpoint.</text:span></text:p>
              <text:p><text:span text:style-name="T1"><text:s/></text:span><text:span text:style-name="T2">0</text:span><text:span text:style-name="T1">: no debt</text:span></text:p>
              <text:p><text:span text:style-name="T1"><text:s/></text:span><text:span text:style-name="T2">1</text:span><text:span text:style-name="T1">: minimal impact</text:span></text:p>
              <text:p><text:span text:style-name="T1"><text:s/></text:span><text:span text:style-name="T2">2</text:span><text:span text:style-name="T1">: minor impact</text:span></text:p>
              <text:p><text:span text:style-name="T1"><text:s/></text:span><text:span text:style-name="T2">3</text:span><text:span text:style-name="T1">: medium impact</text:span></text:p>
              <text:p><text:span text:style-name="T1"><text:s/></text:span><text:span text:style-name="T2">4</text:span><text:span text:style-name="T1">: major impact</text:span></text:p>
              <text:p><text:span text:style-name="T1"><text:s/></text:span><text:span text:style-name="T2">5</text:span><text:span text:style-name="T1">: critical</text:span></text:p>
            </office:annotation>
            <text:p>Actual</text:p>
          </table:table-cell>
          <table:table-cell office:value-type="string" table:style-name="ce14">
            <office:annotation draw:style-name="a4" svg:x="3.47916666666667in" svg:y="1.35416666666667in" svg:width="1.75in" svg:height="1.86458333333333in">
              <dc:creator>Zak</dc:creator>
              <text:p><text:span text:style-name="T1">Importance of the debt. Should be used for prioritizing elements in Recycle log.</text:span></text:p>
              <text:p><text:span text:style-name="T1"><text:s/></text:span><text:span text:style-name="T2">0</text:span><text:span text:style-name="T1">: no debt</text:span></text:p>
              <text:p><text:span text:style-name="T1"><text:s/></text:span><text:span text:style-name="T2">1</text:span><text:span text:style-name="T1">: minimal impact</text:span></text:p>
              <text:p><text:span text:style-name="T1"><text:s/></text:span><text:span text:style-name="T2">2</text:span><text:span text:style-name="T1">: minor impact</text:span></text:p>
              <text:p><text:span text:style-name="T1"><text:s/></text:span><text:span text:style-name="T2">3</text:span><text:span text:style-name="T1">: medium impact</text:span></text:p>
              <text:p><text:span text:style-name="T1"><text:s/></text:span><text:span text:style-name="T2">4</text:span><text:span text:style-name="T1">: major impact</text:span></text:p>
              <text:p><text:span text:style-name="T1"><text:s/></text:span><text:span text:style-name="T2">5</text:span><text:span text:style-name="T1">: critical</text:span></text:p>
            </office:annotation>
            <text:p>Importanc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 table:style-name="ce8"/>
        </table:table-row>
        <table:table-row table:style-name="ro6">
          <table:table-cell table:style-name="ce8"/>
          <table:table-cell office:value-type="float" office:value="1" table:style-name="ce10">
            <text:p>1</text:p>
          </table:table-cell>
          <table:table-cell office:value-type="string" table:style-name="ce11">
            <text:p>What is this debt</text:p>
          </table:table-cell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0]&lt;3;IF(ABS([.F10]-[.E10])&gt;2;[.F10]+1;[.F10]);IF([.F10]=3;IF([.E10]=0;[.F10]+1;[.F10]);[.F10]))" table:style-name="ce15">
            <text:p>0</text:p>
          </table:table-cell>
          <table:table-cell table:content-validation-name="val1" table:style-name="ce13"/>
          <table:table-cell office:value-type="string" table:style-name="ce11">
            <text:p>What act or event initiates either the debt occurrence or precipitates the response strategy?</text:p>
          </table:table-cell>
          <table:table-cell table:content-validation-name="val2" table:style-name="ce11"/>
          <table:table-cell office:value-type="string" table:style-name="ce12">
            <text:p>Who monitors this debt?</text:p>
          </table:table-cell>
          <table:table-cell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2" table:style-name="ce10">
            <text:p>2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1]&lt;3;IF([.F11]-[.E11]&gt;2;[.F11]+1;[.F11]);IF([.F11]=3;IF([.E11]=0;[.F11]+1;[.F11]);[.F11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3" table:style-name="ce10">
            <text:p>3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2]&lt;3;IF([.F12]-[.E12]&gt;2;[.F12]+1;[.F12]);IF([.F12]=3;IF([.E12]=0;[.F12]+1;[.F12]);[.F12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4" table:style-name="ce10">
            <text:p>4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3]&lt;3;IF([.F13]-[.E13]&gt;2;[.F13]+1;[.F13]);IF([.F13]=3;IF([.E13]=0;[.F13]+1;[.F13]);[.F13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5" table:style-name="ce10">
            <text:p>5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4]&lt;3;IF([.F14]-[.E14]&gt;2;[.F14]+1;[.F14]);IF([.F14]=3;IF([.E14]=0;[.F14]+1;[.F14]);[.F14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6" table:style-name="ce10">
            <text:p>6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5]&lt;3;IF([.F15]-[.E15]&gt;2;[.F15]+1;[.F15]);IF([.F15]=3;IF([.E15]=0;[.F15]+1;[.F15]);[.F15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7" table:style-name="ce10">
            <text:p>7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6]&lt;3;IF([.F16]-[.E16]&gt;2;[.F16]+1;[.F16]);IF([.F16]=3;IF([.E16]=0;[.F16]+1;[.F16]);[.F16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8" table:style-name="ce10">
            <text:p>8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7]&lt;3;IF([.F17]-[.E17]&gt;2;[.F17]+1;[.F17]);IF([.F17]=3;IF([.E17]=0;[.F17]+1;[.F17]);[.F17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9" table:style-name="ce10">
            <text:p>9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8]&lt;3;IF([.F18]-[.E18]&gt;2;[.F18]+1;[.F18]);IF([.F18]=3;IF([.E18]=0;[.F18]+1;[.F18]);[.F18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10" table:style-name="ce10">
            <text:p>10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19]&lt;3;IF([.F19]-[.E19]&gt;2;[.F19]+1;[.F19]);IF([.F19]=3;IF([.E19]=0;[.F19]+1;[.F19]);[.F19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11" table:style-name="ce10">
            <text:p>11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20]&lt;3;IF([.F20]-[.E20]&gt;2;[.F20]+1;[.F20]);IF([.F20]=3;IF([.E20]=0;[.F20]+1;[.F20]);[.F20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12" table:style-name="ce10">
            <text:p>12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21]&lt;3;IF([.F21]-[.E21]&gt;2;[.F21]+1;[.F21]);IF([.F21]=3;IF([.E21]=0;[.F21]+1;[.F21]);[.F21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13" table:style-name="ce10">
            <text:p>13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22]&lt;3;IF([.F22]-[.E22]&gt;2;[.F22]+1;[.F22]);IF([.F22]=3;IF([.E22]=0;[.F22]+1;[.F22]);[.F22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14" table:style-name="ce10">
            <text:p>14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23]&lt;3;IF([.F23]-[.E23]&gt;2;[.F23]+1;[.F23]);IF([.F23]=3;IF([.E23]=0;[.F23]+1;[.F23]);[.F23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style-name="ro7">
          <table:table-cell table:style-name="ce8"/>
          <table:table-cell office:value-type="float" office:value="15" table:style-name="ce10">
            <text:p>15</text:p>
          </table:table-cell>
          <table:table-cell table:style-name="ce11"/>
          <table:table-cell table:content-validation-name="val3" table:style-name="ce12"/>
          <table:table-cell table:content-validation-name="val3" table:style-name="ce12"/>
          <table:table-cell table:content-validation-name="val3" table:style-name="ce12"/>
          <table:table-cell office:value-type="float" office:value="0" table:formula="of:=IF([.F24]&lt;3;IF([.F24]-[.E24]&gt;2;[.F24]+1;[.F24]);IF([.F24]=3;IF([.E24]=0;[.F24]+1;[.F24]);[.F24]))" table:style-name="ce15">
            <text:p>0</text:p>
          </table:table-cell>
          <table:table-cell table:content-validation-name="val1" table:style-name="ce13"/>
          <table:table-cell table:number-columns-repeated="2" table:style-name="ce11"/>
          <table:table-cell table:number-columns-repeated="2" table:style-name="ce12"/>
          <table:table-cell table:number-columns-repeated="16372" table:style-name="ce8"/>
        </table:table-row>
        <table:table-row table:number-rows-repeated="8" table:style-name="ro3">
          <table:table-cell table:style-name="ce5"/>
          <table:table-cell table:number-columns-repeated="16383" table:style-name="ce5"/>
        </table:table-row>
        <table:table-row table:number-rows-repeated="1063" table:style-name="ro3">
          <table:table-cell table:number-columns-repeated="16384" table:style-name="ce5"/>
        </table:table-row>
        <table:table-row table:number-rows-repeated="104748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k</meta:initial-creator>
    <dc:creator>Zak</dc:creator>
    <meta:creation-date>2013-09-09T19:10:15Z</meta:creation-date>
    <dc:date>2013-09-22T09:04:57Z</dc:date>
  </office:meta>
</office:document-meta>
</file>